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obj.insertXobj( Xobj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apPartDom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Xobj.getNext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setBit( int m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entXobj.deleteData( int offse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renameNode( Node n ,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adoptNode( Nod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tailEntryXobj.DetailEntryXobj( Locale l ,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setXmlStandalone( boolean xmlStandal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lookupPrefix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appendChild( Node new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dump( PrintStream o , Object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HeaderXobj.extractHeaderElements( String 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removeXobjs( Xobj first , Xobj la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apPartDom.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Attributes.ElementAttributes( ElementXobj elementX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PartDom.lookupPrefix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HeaderXobj.extractAllHeader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AllMim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getXml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sCharNodesValueUs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apPartDom.getFeature(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setStableType( Schema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velopeXobj.new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FaultXobj.setFaultActor( String faultActor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Attributes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remove_attribute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apPartDom.removeMim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k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Xobj( Locale l , int kind , int dom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kmark.isOnList( Bookmark hea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apBodyXobj.addFault( Name faultCode , String faultString , java . util .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ElementXobj( Locale l ,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obj.contains( 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apPartDom.createElement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HeaderXobj.examineAllHeader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entXobj.get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addChildElement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setXmlVersion( String xml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isEqualNode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BodyXobj.SoapBodyXobj( Locale l ,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createCDATASection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BodyXobj.addDocument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getFirstCha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apElementXobj.getNamespace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dXobj.AttrIdXobj( Locale l ,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FaultXobj.add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Nod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entXobj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Xobj.new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nsertElement( QName name , Xobj x ,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deXobj.getPrevious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hasAtt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FaultXobj.getFaul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nChars( int p , Xobj xIn , int pIn , int cch , boolean includeEn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apElementXobj.removeCont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Attributes.setNamedItem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sNormalAtt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sUserN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tailXobj.new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bitIsSet( int m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copy_contents_from( TypeStore 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ElementAttributes.removeNamedItem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getElementById( String element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ttrXobj.get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setStrictErrorChecking( boolean strictErrorCheck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Attributes.getNamedItem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Xobj.i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FaultXobj.getFaultCodeA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createAttributeNS(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ge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PartDom.getUserData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isEqualNode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entXobj.insertData( int offset ,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s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find_element_user( QName name , int 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obj.isStabl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cInstXobj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SoapElementXobj( Locale l ,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tailXobj.addDetailEntry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getElementsByTagNam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get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removeNamespaceDeclaration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getFeature(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has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getEncoding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disconnectChildrenUs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apElementXobj.getNamespaceURI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has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Xml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addChildElement( String localName ,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MatchingMimeHeaders( String [ ]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setAttributeNode( Attr new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find_ni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obj.isExistingCharNodesValueUsab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obj.pos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BodyXobj.has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setUserData( String key , Object data , UserData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new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tailEntryXobj.new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find_prefix_for_nsuri( String nsuri , String suggested_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lementAttributes.item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getPar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get_schema_fiel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oapPartDom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set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Xml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recycl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removeAllMim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cch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setIdAttribute( String name , boolean i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cXobj.get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cInstXobj.set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contains( Xobj x , int 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obj.getEmbed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obj.hasTextEnsureOccupa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obj.disconnectNonRootUs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tailXobj.DetailXobj( Locale l ,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removeChild( Node old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getCharsValueAsString( int off , int c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Xobj.setDocumentURI( String documen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nvalidate_ni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apPartDom.dump( PrintStream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getInpu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DocumentXobj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nvelopeXobj.add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isDefaultNamespace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getUs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obj.cch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remove_element( QName name , int 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apBodyElementXobj.SoapBodyElementXobj( Locale l ,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setUserData( String key , Object data , UserData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renameNode( Node n ,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disconnectUs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Xobj.creat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removeXobj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deXobj.isSameNode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getChars( int pos , int c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apPartDom.replaceChild( Node newChild , Node old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FaultXobj.getFault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compareDocumentPosition( Nod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find_element_user( QNameSet names , int 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Xobj.getDocumen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entXobj.replaceData( int offset , int count ,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sEl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new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entXobj.appendData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removeAttr( Q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apPartDom.tempC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getAttribut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substitute( QName name , Schema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apFaultElementXobj.new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dump( PrintStream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sXml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entXobj.substringData( int offse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compute_default_tex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oapPartDom.getOwner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sInSameTree( Xobj 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obj.visit_elements( TypeStore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BodyXobj.add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setAttributeNodeNS( Attr new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HeaderElementXobj.getMustUnderst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getXml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ge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hasBookmark( Object key , int p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obj.getDenormal( int 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oapEnvelopeXobj.ge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getXmlns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nvelopeXobj.createName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du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getValue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entXobj.getFir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setIdAttributeNS( String namespaceURI , String localName , boolean i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new_cur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apElementXobj.getAttributeValu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cInstXobj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getCharsAfterAsString( int off , int c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obj.getCharsAsString( int p , int cch , int ws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Xobj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getXml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getFir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add_element_user( QName 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ttrIdXobj.i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PartDom.getNonMatchingMimeHeaders( String [ ]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cInstXobj.new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BodyXobj.addFault( Name name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Previous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norm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addNamespaceDeclaration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Attributes.setNamedItemNS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isDefaultNamespace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clearBit( int m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replaceChild( Node newChild , Node old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array_setter( XmlObject [ ] sources , QName element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SoapFaultXobj.setFaultString( String fault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cchRight( int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apFaultXobj.setFaultCode( String faul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entXobj.set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get_xsi_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BodyXobj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Xml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getSchemaTyp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removeIdElement( String id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Xobj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createElementNS(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lookupNamespaceURI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nsert_element_user( QNameSet names , QName name , int 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apPartDom.getParen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sNormal( int p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oapFaultXobj.setFaultString( String faultString , java . util .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addIdElement( String idVal , Dom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Xobj.get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Fir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Xobj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normalize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setTextContent( String text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s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cXobj.SoapPartDocXobj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obj.invalidate_t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obj.appendXobjs( Xobj first , Xobj la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apPartDom.nodeCanHavePrefix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find_all_element_users( QName name , List fillMeU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apPartDom.SoapPartDom( SoapPartDocXobj docX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obj.invalidateUs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apPartDom.createComment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add_attribute_user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cumentXobj.getDo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ensureOccupanc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ookmark.listInsert( Bookmark hea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obj.getXsiTyp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obj.isJustAfterEnd( Xobj x , in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obj.hasTextNoEnsureOccupanc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apEnvelopeXobj.SoapEnvelopeXobj( Locale l ,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has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FaultXobj.getFaultString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removeAttribut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FaultXobj.setFaultCode( Name faultCod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addTextNode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getChild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get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dump( PrintStream o , Object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get_root_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obj.walk( Xobj root , boolean walkChildr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obj.getString( int p , int cc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obj.exec_query( String queryExpr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obj.remove_element( QNameSet names , int 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Xobj.createAttributeNS(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ha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removeAttributeNode( Attr old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getDomZeroOneChildren(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45">
            <text:p text:style-name="Table_20_Contents">4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oapPartDom.setXmlVersion( String xml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detach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setStrictErrorChecking( boolean strictErrorCheck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Next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getDom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Envel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createTextNode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getVisibleNamespace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getAttributeNod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compute_flag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oapHeaderXobj.examineMustUnderstandHeaderElements( String mustUnderstand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importNode( Node importedNode ,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tempC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Xobj.getSchemaTyp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hasAttribut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find_all_element_users( QNameSet names , List fillMeU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apEnvelopeXobj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change_type( Schema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apPartDom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La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get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entXobj.CommentXobj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getAl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nsertCharsHelper( int p , Object src , int off , int cch , boolean invalidat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oapFaultXobj.new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FragXobj.new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cchLeft( int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obj.firstAtt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HeaderElementXobj.SoapHeaderElementXobj( Locale l ,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s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setEncodingStyle( String encoding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setXmlStandalone( boolean xmlStandal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createEntityReferen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setMime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sVali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apPartDom.setTextContent( String text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setIdAttributeNode( Attr idAttr , boolean i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getNext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bitIsClear( int m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nodeCanHavePrefix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setAttributeNS( String namespaceURI , String qualified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fetch_text( int ws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apPartDom.insertBefore( Node newChild , Node ref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ensurePar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Xobj.getElementsByTag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disbandXobjs( Xobj first , Xobj la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obj.dom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sOccup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pos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setNodeValue( String nod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Documen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addAttribute( Name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NodeXobj( Locale l , int kind , int do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PartDom.setNodeValue( String nod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addMime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getParen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BodyXobj.addBodyElement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isSupported(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removeElement( Xobj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obj.getValueAsString( int ws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NamedNodeXobj.NamedNodeXobj( Locale l , int kind , int do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apHeaderElementXobj.setActor( String 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addChildElement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sCharNodesAfterUsab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obj.get_schematype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obj.posTe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Xobj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HeaderElementXobj.setMustUnderstand( boolean mustUnderst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HeaderXobj.addHeaderElement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lastAtt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apEnvelopeXobj.add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HeaderXobj.examineHeaderElements( String 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Xobj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removeCharsHelper( int p , int cchRemove , Xobj xTo , int pTo , boolean moveCurs , boolean invalidat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5">
            <text:p text:style-name="Table_20_Contents">45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SoapPartDom.getDo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creat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ElementsByTagNam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sVac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getAttr( Q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Xobj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FaultXobj.get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nextAtt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obj.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getChars( int pos , int cch , Cu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apPartDom.createDocument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getNamespaceFor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Xobj.getElementsByTagName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get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setValue( String 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apElementXobj.addChildElement( SOAPElement old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removeChild( Node old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sProcin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findXmlnsForPrefix( String prefi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apPartDom.getMim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item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find_attribute_user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InstXobj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cXobj.new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Inpu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FragXobj.DocumentFragXobj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Attributes.removeNamedIte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norm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setStableUser( TypeStore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Xobj.createTextNode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en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isSameNode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s_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nsert_element_user( QName name , int 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okmark.listRemove( Bookmark hea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obj.prefixForNamespace( String ns , String suggestion , boolean createIfMissing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5">
            <text:p text:style-name="Table_20_Contents">25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ProcInstXobj.getFir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adoptNode( Nod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get_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lementXobj.addChildElement( String localName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ha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Docum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ElementById( String elem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lementXobj.getChildElements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copy( SchemaTypeLoader stl , SchemaType type , XmlOptions option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obj.setName( QName newNam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obj.getXmlns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getOwner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compareDocumentPosition( Nod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sFirstChildPtrDomUsabl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ttrXobj.getOwner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getElementsByTagNam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s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cInstXobj.ProcInstXobj( Locale l ,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apPartDom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entXobj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getStrictErrorChe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setAttr( QName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apPartDom.create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FaultXobj.getFaul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Attributes.getNamedIte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importNode( Node importedNode ,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HeaderElementXobj.get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getNod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count_elements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PartDom.isSupported(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getCharsHelper( int pos , int c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mentXobj.new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tailXobj.getDetail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StrictErrorChe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nsertXobjs( Xobj first , Xobj la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apHeaderElementXobj.new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hasChild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insertBefore( Node newChild , Node ref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store_text(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lementXobj.getAttributeNod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setDocumentURI( String documen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nvalidateSpecialAttr( Xobj newPar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obj.validate_on_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lookupNamespaceURI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EnvelopeXobj.createName( String localName , String prefix ,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ElementsByTagName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get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getValueAsQ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ocumentXobj.createComment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getDocum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HeaderXobj.new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Xobj.removeAttribut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Tex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appendXobj( Xobj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apPartDom.createElementNS(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ookmark.moveTo( Xobj x , in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apPartDom.normalize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getLa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BodyElementXobj.new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getNormal( int 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oapPartDom.setContent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setBookmark( int p , Object key ,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NodeXobj.getUserData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FaultXobj.SoapFaultXobj( Locale l ,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getDom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getTex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FaultElementXobj.SoapFaultElementXobj( Locale l ,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appendChild( Node new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createEntityReferen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new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createCDATASection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amedNodeXobj.nodeCanHavePrefix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PartDom.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Xobj.AttrXobj( Locale l ,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obj.count_elements( QNameSet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.createCur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Xobj.createDocument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sNextSiblingPtrDomUs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apBodyXobj.newNod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nvalidateNi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obj.copyNode( Locale toLoca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Xobj.validate( ValidatorListener eventS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apElementXobj.setParentElement( SOAPEleme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HeaderXobj.SoapHeaderXobj( Locale l ,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inhibit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du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deXobj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create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cumentXobj.createElement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obj.namespaceForPrefix( String prefix , boolean defaultAlwaysMappe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Xobj.item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